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.getImageSrcs( boolean dupl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.main( String [ ] arg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HTML.getReader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.getLinkHRefs( boolean dupl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ML.HTML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ML.getAnchorHRefs( boolean duplic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